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Bookman Old Style" svg:font-family="Bookman Old Style" style:font-family-generic="roman" style:font-pitch="variable" svg:panose-1="2 5 6 4 5 5 5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EUAlbertina" svg:font-family="EUAlbertina" style:font-family-generic="roman" style:font-pitch="variable"/>
    <style:font-face style:name="Segoe UI" svg:font-family="Segoe UI" style:font-family-generic="swiss" style:font-pitch="variable" svg:panose-1="2 11 5 2 4 2 4 2 2 3"/>
    <style:font-face style:name="Arial Unicode MS" svg:font-family="Arial Unicode MS" style:font-family-generic="swiss" style:font-pitch="variable" svg:panose-1="2 11 6 4 2 2 2 2 2 4"/>
    <style:font-face style:name="Candara" svg:font-family="Candara" style:font-family-generic="swiss" style:font-pitch="variable" svg:panose-1="2 14 5 2 3 3 3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Cytat" style:master-page-name="MP0" style:family="paragraph">
      <style:paragraph-properties fo:break-before="page"/>
    </style:style>
    <style:style style:name="T5" style:parent-style-name="Domyślnaczcionkaakapitu" style:family="text">
      <style:text-properties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margin-top="0in" fo:margin-bottom="0in" fo:line-height="100%"/>
    </style:style>
    <style:style style:name="T7" style:parent-style-name="Domyślnaczcionkaakapitu" style:family="text">
      <style:text-properties fo:font-weight="bold" style:font-weight-asian="bold"/>
    </style:style>
    <style:style style:name="P8" style:parent-style-name="Standard" style:family="paragraph">
      <style:paragraph-properties fo:margin-top="0in" fo:margin-bottom="0in" fo:line-height="100%">
        <style:tab-stops>
          <style:tab-stop style:type="left" style:position="5.5916in"/>
        </style:tab-stops>
      </style:paragraph-properties>
    </style:style>
    <style:style style:name="T9" style:parent-style-name="Domyślnaczcionkaakapitu" style:family="text">
      <style:text-properties fo:font-weight="bold" style:font-weight-asian="bold"/>
    </style:style>
    <style:style style:name="P10" style:parent-style-name="Standard" style:family="paragraph">
      <style:paragraph-properties fo:margin-top="0in" fo:margin-bottom="0in" fo:line-height="100%"/>
    </style:style>
    <style:style style:name="T11" style:parent-style-name="Domyślnaczcionkaakapitu" style:family="text">
      <style:text-properties fo:font-weight="bold" style:font-weight-asian="bold"/>
    </style:style>
    <style:style style:name="T12" style:parent-style-name="Domyślnaczcionkaakapitu" style:family="text">
      <style:text-properties style:font-name-complex="Calibri"/>
    </style:style>
    <style:style style:name="P13" style:parent-style-name="Standard" style:family="paragraph">
      <style:paragraph-properties fo:margin-top="0in" fo:margin-bottom="0in" fo:line-height="100%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top="0in" fo:margin-bottom="0in" fo:line-height="100%"/>
    </style:style>
    <style:style style:name="TableColumn17" style:family="table-column">
      <style:table-column-properties style:column-width="0.3368in" style:use-optimal-column-width="false"/>
    </style:style>
    <style:style style:name="TableColumn18" style:family="table-column">
      <style:table-column-properties style:column-width="1.8875in" style:use-optimal-column-width="false"/>
    </style:style>
    <style:style style:name="TableColumn19" style:family="table-column">
      <style:table-column-properties style:column-width="1.9062in" style:use-optimal-column-width="false"/>
    </style:style>
    <style:style style:name="TableColumn20" style:family="table-column">
      <style:table-column-properties style:column-width="0.9013in" style:use-optimal-column-width="false"/>
    </style:style>
    <style:style style:name="TableColumn21" style:family="table-column">
      <style:table-column-properties style:column-width="2.1472in" style:use-optimal-column-width="false"/>
    </style:style>
    <style:style style:name="Table16" style:family="table">
      <style:table-properties style:width="7.1791in" style:rel-width="100%" fo:margin-left="-0.0784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24" style:parent-style-name="Standard" style:family="paragraph">
      <style:paragraph-properties fo:text-align="center" fo:margin-top="0in" fo:margin-bottom="0in" fo:line-height="100%"/>
    </style:style>
    <style:style style:name="T25" style:parent-style-name="Domyślnaczcionkaakapitu" style:family="text">
      <style:text-properties fo:font-weight="bold" style:font-weight-asian="bold"/>
    </style:style>
    <style:style style:name="P26" style:parent-style-name="Standard" style:family="paragraph">
      <style:paragraph-properties fo:text-align="center" fo:margin-top="0in" fo:margin-bottom="0in" fo:line-height="100%"/>
    </style:style>
    <style:style style:name="P27" style:parent-style-name="Standard" style:family="paragraph">
      <style:paragraph-properties fo:text-align="center" fo:margin-top="0in" fo:margin-bottom="0in" fo:line-height="100%"/>
    </style:style>
    <style:style style:name="TableCell28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29" style:parent-style-name="Standard" style:family="paragraph">
      <style:paragraph-properties fo:text-align="center" fo:margin-top="0in" fo:margin-bottom="0in" fo:line-height="100%"/>
    </style:style>
    <style:style style:name="T30" style:parent-style-name="Domyślnaczcionkaakapitu" style:family="text">
      <style:text-properties fo:font-weight="bold" style:font-weight-asian="bold"/>
    </style:style>
    <style:style style:name="TableCell31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32" style:parent-style-name="Standard" style:family="paragraph">
      <style:paragraph-properties fo:text-align="center" fo:margin-top="0in" fo:margin-bottom="0in" fo:line-height="100%"/>
    </style:style>
    <style:style style:name="T33" style:parent-style-name="Domyślnaczcionkaakapitu" style:family="text">
      <style:text-properties fo:font-weight="bold" style:font-weight-asian="bold"/>
    </style:style>
    <style:style style:name="P34" style:parent-style-name="Standard" style:family="paragraph">
      <style:paragraph-properties fo:text-align="center" fo:margin-top="0in" fo:margin-bottom="0in" fo:line-height="100%"/>
    </style:style>
    <style:style style:name="T35" style:parent-style-name="Domyślnaczcionkaakapitu" style:family="text">
      <style:text-properties fo:font-weight="bold" style:font-weight-asian="bold"/>
    </style:style>
    <style:style style:name="TableCell36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37" style:parent-style-name="Standard" style:family="paragraph">
      <style:paragraph-properties fo:text-align="center" fo:margin-top="0in" fo:margin-bottom="0in" fo:line-height="100%"/>
    </style:style>
    <style:style style:name="T38" style:parent-style-name="Domyślnaczcionkaakapitu" style:family="text">
      <style:text-properties fo:font-weight="bold" style:font-weight-asian="bold"/>
    </style:style>
    <style:style style:name="TableCell39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40" style:parent-style-name="Standard" style:family="paragraph">
      <style:paragraph-properties fo:text-align="center" fo:margin-top="0in" fo:margin-bottom="0in" fo:line-height="100%"/>
    </style:style>
    <style:style style:name="T41" style:parent-style-name="Domyślnaczcionkaakapitu" style:family="text">
      <style:text-properties fo:font-weight="bold" style:font-weight-asian="bold"/>
    </style:style>
    <style:style style:name="P42" style:parent-style-name="Standard" style:family="paragraph">
      <style:paragraph-properties fo:text-align="center" fo:margin-top="0in" fo:margin-bottom="0in" fo:line-height="100%"/>
      <style:text-properties fo:font-weight="bold" style:font-weight-asian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45" style:parent-style-name="Akapitzlistą" style:family="paragraph">
      <style:paragraph-properties fo:margin-top="0in" fo:margin-bottom="0in" fo:line-height="100%" fo:margin-left="0.218in" fo:text-indent="-0.1972in">
        <style:tab-stops>
          <style:tab-stop style:type="left" style:position="0.25in"/>
        </style:tab-stops>
      </style:paragraph-properties>
    </style:style>
    <style:style style:name="TableCell46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47" style:parent-style-name="Standard" style:family="paragraph">
      <style:paragraph-properties fo:margin-top="0in" fo:margin-bottom="0in" fo:line-height="100%"/>
    </style:style>
    <style:style style:name="P48" style:parent-style-name="Standard" style:family="paragraph">
      <style:paragraph-properties fo:margin-top="0in" fo:margin-bottom="0in" fo:line-height="100%"/>
    </style:style>
    <style:style style:name="P49" style:parent-style-name="Standard" style:family="paragraph">
      <style:paragraph-properties fo:margin-top="0in" fo:margin-bottom="0in" fo:line-height="100%"/>
    </style:style>
    <style:style style:name="TableCell50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51" style:parent-style-name="Standard" style:family="paragraph">
      <style:paragraph-properties fo:text-align="center" fo:margin-top="0in" fo:margin-bottom="0in" fo:line-height="100%"/>
    </style:style>
    <style:style style:name="TableCell52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53" style:parent-style-name="Standard" style:family="paragraph">
      <style:paragraph-properties fo:text-align="center" fo:margin-top="0in" fo:margin-bottom="0in" fo:line-height="100%"/>
    </style:style>
    <style:style style:name="TableCell54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55" style:parent-style-name="Standard" style:family="paragraph">
      <style:paragraph-properties fo:text-align="center" fo:margin-top="0in"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58" style:parent-style-name="Normalny" style:family="paragraph">
      <style:paragraph-properties fo:line-height="100%">
        <style:tab-stops>
          <style:tab-stop style:type="left" style:position="0.468in"/>
        </style:tab-stops>
      </style:paragraph-properties>
    </style:style>
    <style:style style:name="TableCell59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60" style:parent-style-name="Standard" style:family="paragraph">
      <style:paragraph-properties fo:margin-top="0in" fo:margin-bottom="0in" fo:line-height="100%"/>
    </style:style>
    <style:style style:name="P61" style:parent-style-name="Standard" style:family="paragraph">
      <style:paragraph-properties fo:margin-top="0in" fo:margin-bottom="0in" fo:line-height="100%"/>
    </style:style>
    <style:style style:name="P62" style:parent-style-name="Standard" style:family="paragraph">
      <style:paragraph-properties fo:margin-top="0in" fo:margin-bottom="0in" fo:line-height="100%"/>
    </style:style>
    <style:style style:name="TableCell63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64" style:parent-style-name="Standard" style:family="paragraph">
      <style:paragraph-properties fo:text-align="center" fo:margin-top="0in" fo:margin-bottom="0in" fo:line-height="100%"/>
    </style:style>
    <style:style style:name="TableCell65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66" style:parent-style-name="Standard" style:family="paragraph">
      <style:paragraph-properties fo:text-align="center" fo:margin-top="0in" fo:margin-bottom="0in" fo:line-height="100%"/>
    </style:style>
    <style:style style:name="TableCell67" style:family="table-cell">
      <style:table-cell-properties fo:border="0.0069in solid #00000A" fo:background-color="#FFFFFF" style:writing-mode="lr-tb" fo:padding-top="0in" fo:padding-left="0.0576in" fo:padding-bottom="0in" fo:padding-right="0.075in"/>
    </style:style>
    <style:style style:name="P68" style:parent-style-name="Standard" style:family="paragraph">
      <style:paragraph-properties fo:text-align="center" fo:margin-top="0in" fo:margin-bottom="0in"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576in" fo:padding-bottom="0in" fo:padding-right="0.075in"/>
    </style:style>
    <style:style style:name="P71" style:parent-style-name="Normalny" style:family="paragraph">
      <style:paragraph-properties fo:line-height="100%">
        <style:tab-stops>
          <style:tab-stop style:type="left" style:position="0.468in"/>
        </style:tab-stops>
      </style:paragraph-properties>
    </style:style>
    <style:style style:name="TableCell72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576in" fo:padding-bottom="0in" fo:padding-right="0.075in"/>
    </style:style>
    <style:style style:name="P73" style:parent-style-name="Standard" style:family="paragraph">
      <style:paragraph-properties fo:margin-top="0in" fo:margin-bottom="0in" fo:line-height="100%"/>
    </style:style>
    <style:style style:name="P74" style:parent-style-name="Standard" style:family="paragraph">
      <style:paragraph-properties fo:margin-top="0in" fo:margin-bottom="0in" fo:line-height="100%"/>
    </style:style>
    <style:style style:name="P75" style:parent-style-name="Standard" style:family="paragraph">
      <style:paragraph-properties fo:margin-top="0in" fo:margin-bottom="0in" fo:line-height="100%"/>
    </style:style>
    <style:style style:name="TableCell7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576in" fo:padding-bottom="0in" fo:padding-right="0.075in"/>
    </style:style>
    <style:style style:name="P77" style:parent-style-name="Standard" style:family="paragraph">
      <style:paragraph-properties fo:text-align="center" fo:margin-top="0in" fo:margin-bottom="0in" fo:line-height="100%"/>
    </style:style>
    <style:style style:name="TableCell7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576in" fo:padding-bottom="0in" fo:padding-right="0.075in"/>
    </style:style>
    <style:style style:name="P79" style:parent-style-name="Standard" style:family="paragraph">
      <style:paragraph-properties fo:text-align="center" fo:margin-top="0in" fo:margin-bottom="0in" fo:line-height="100%"/>
    </style:style>
    <style:style style:name="TableCell8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576in" fo:padding-bottom="0in" fo:padding-right="0.075in"/>
    </style:style>
    <style:style style:name="P81" style:parent-style-name="Standard" style:family="paragraph">
      <style:paragraph-properties fo:text-align="center" fo:margin-top="0in" fo:margin-bottom="0in" fo:line-height="100%"/>
    </style:style>
    <style:style style:name="P82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Cytat"><text:span text:style-name="T5">Harmonogram form wsparcia</text:span></text:p>
      <text:p text:style-name="P6"><text:span text:style-name="T7">Nazwa Beneficjenta</text:span>: ……………………………………………………………………………………………..</text:p>
      <text:p text:style-name="P8"><text:span text:style-name="T9">Tytuł projektu:</text:span><text:s/>……………………………………………………………………………………………………….<text:tab/></text:p>
      <text:p text:style-name="P10"><text:span text:style-name="T11">Nr umowy o dofinansowanie:</text:span><text:s text:c="3"/><text:span text:style-name="T12">……………………………………………………………………………..</text:span></text:p>
      <text:p text:style-name="P13"><text:span text:style-name="T14">Miesiąc i rok:</text:span><text:s text:c="2"/>……………………………………………………………………………………………………….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Lp.</text:span></text:p>
            <text:p text:style-name="P26"/>
            <text:p text:style-name="P27"/>
          </table:table-cell>
          <table:table-cell table:style-name="TableCell28">
            <text:p text:style-name="P29"><text:span text:style-name="T30">Nazwa wsparcia</text:span></text:p>
          </table:table-cell>
          <table:table-cell table:style-name="TableCell31">
            <text:p text:style-name="P32"><text:span text:style-name="T33">Data, godz. od……. do…..;</text:span></text:p>
            <text:p text:style-name="P34"><text:span text:style-name="T35">Miejsce i adres realizacji</text:span></text:p>
          </table:table-cell>
          <table:table-cell table:style-name="TableCell36">
            <text:p text:style-name="P37"><text:span text:style-name="T38">Liczba godzin zegarowych</text:span></text:p>
          </table:table-cell>
          <table:table-cell table:style-name="TableCell39">
            <text:p text:style-name="P40"><text:span text:style-name="T41">Prowadzący</text:span></text:p>
            <text:p text:style-name="P42"/>
          </table:table-cell>
        </table:table-row>
        <table:table-row table:style-name="TableRow43">
          <table:table-cell table:style-name="TableCell44">
            <text:p text:style-name="P45">1</text:p>
          </table:table-cell>
          <table:table-cell table:style-name="TableCell46">
            <text:p text:style-name="P47"/>
            <text:p text:style-name="P48"/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/>
            <text:p text:style-name="P61"/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….</text:p>
          </table:table-cell>
          <table:table-cell table:style-name="TableCell72">
            <text:p text:style-name="P73"/>
            <text:p text:style-name="P74"/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Bookman Old Style" svg:font-family="Bookman Old Style" style:font-family-generic="roman" style:font-pitch="variable" svg:panose-1="2 5 6 4 5 5 5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EUAlbertina" svg:font-family="EUAlbertina" style:font-family-generic="roman" style:font-pitch="variable"/>
    <style:font-face style:name="Segoe UI" svg:font-family="Segoe UI" style:font-family-generic="swiss" style:font-pitch="variable" svg:panose-1="2 11 5 2 4 2 4 2 2 3"/>
    <style:font-face style:name="Arial Unicode MS" svg:font-family="Arial Unicode MS" style:font-family-generic="swiss" style:font-pitch="variable" svg:panose-1="2 11 6 4 2 2 2 2 2 4"/>
    <style:font-face style:name="Candara" svg:font-family="Candara" style:font-family-generic="swiss" style:font-pitch="variable" svg:panose-1="2 14 5 2 3 3 3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50%" fo:background-color="transparent" style:tab-stop-distance="0.4923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default-outline-level="1">
      <style:paragraph-properties fo:keep-with-next="always" fo:keep-together="always" fo:border="0.0208in solid #00000A" fo:padding-top="0.0138in" fo:padding-left="0.0555in" fo:padding-bottom="0.0138in" fo:padding-right="0.0555in" style:shadow="none" fo:margin-top="0in" fo:margin-bottom="0in" fo:line-height="100%" fo:background-color="#2F5496"/>
      <style:text-properties style:font-name="Bookman Old Style" style:font-name-asian="Times New Roman" style:font-name-complex="Bookman Old Style" fo:color="#FFFFFF" fo:font-size="12pt" style:font-size-asian="12pt" style:font-size-complex="12pt" style:language-asian="pl" style:country-asian="PL" fo:hyphenate="false"/>
    </style:style>
    <style:style style:name="Nagłówek2" style:display-name="Nagłówek 2" style:family="paragraph" style:parent-style-name="Standard" style:default-outline-level="2">
      <style:paragraph-properties fo:keep-with-next="always" fo:keep-together="always" fo:border="0.0208in solid #00000A" fo:padding-top="0.0138in" fo:padding-left="0.0555in" fo:padding-bottom="0.0138in" fo:padding-right="0.0555in" style:shadow="none" fo:margin-top="0.0277in" fo:margin-bottom="0in" fo:background-color="#2E74B5"/>
      <style:text-properties style:font-name="Bookman Old Style" style:font-name-asian="F" style:font-name-complex="Bookman Old Style" fo:font-size="12pt" style:font-size-asian="12pt" style:font-size-complex="13pt" fo:hyphenate="false"/>
    </style:style>
    <style:style style:name="Nagłówek3" style:display-name="Nagłówek 3" style:family="paragraph" style:parent-style-name="Standard" style:default-outline-level="3">
      <style:paragraph-properties fo:keep-with-next="always" fo:keep-together="always" fo:border="0.0208in solid #00000A" fo:padding-top="0.0138in" fo:padding-left="0.0555in" fo:padding-bottom="0.0138in" fo:padding-right="0.0555in" style:shadow="none" fo:margin-top="0.0277in" fo:margin-bottom="0in" fo:background-color="#9CC2E5"/>
      <style:text-properties style:font-name="Bookman Old Style" style:font-name-asian="F" style:font-name-complex="Bookman Old Style" style:font-size-complex="12pt" fo:hyphenate="false"/>
    </style:style>
    <style:style style:name="Nagłówek4" style:display-name="Nagłówek 4" style:family="paragraph" style:parent-style-name="Standard" style:default-outline-level="4">
      <style:paragraph-properties fo:keep-with-next="always" fo:keep-together="always" fo:border="0.0208in solid #00000A" fo:padding-top="0.0138in" fo:padding-left="0.0555in" fo:padding-bottom="0.0138in" fo:padding-right="0.0555in" style:shadow="none" fo:margin-top="0.0277in" fo:margin-bottom="0in" fo:background-color="#DEEAF6"/>
      <style:text-properties style:font-name="Bookman Old Style" style:font-name-asian="Times New Roman" style:font-name-complex="Bookman Old Style" fo:font-style="italic" style:font-style-asian="italic" style:font-style-complex="italic" style:language-asian="pl" style:country-asian="PL" fo:hyphenate="false"/>
    </style:style>
    <style:style style:name="Nagłówek5" style:display-name="Nagłówek 5" style:family="paragraph" style:parent-style-name="Standard" style:default-outline-level="5">
      <style:paragraph-properties fo:keep-with-next="always" fo:keep-together="always" fo:border="0.0208in solid #00000A" fo:padding-top="0.0138in" fo:padding-left="0.0555in" fo:padding-bottom="0.0138in" fo:padding-right="0.0555in" style:shadow="none" fo:margin-top="0in" fo:margin-bottom="0in" fo:background-color="#DEEAF6"/>
      <style:text-properties style:font-name="Bookman Old Style" style:font-name-asian="F" style:font-name-complex="Bookman Old Style" fo:font-style="italic" style:font-style-asian="italic" fo:color="#2E74B5" fo:hyphenate="false"/>
    </style:style>
    <style:style style:name="Nagłówek6" style:display-name="Nagłówek 6" style:family="paragraph" style:parent-style-name="Standard" style:default-outline-level="6">
      <style:paragraph-properties fo:keep-with-next="always" fo:keep-together="always" fo:margin-top="0.0277in" fo:margin-bottom="0in"/>
      <style:text-properties style:font-name="Calibri Light" style:font-name-asian="F" style:font-name-complex="Calibri Light" fo:color="#1F4D78" fo:hyphenate="false"/>
    </style:style>
    <style:style style:name="Nagłówek7" style:display-name="Nagłówek 7" style:family="paragraph" style:parent-style-name="Standard" style:default-outline-level="7">
      <style:paragraph-properties fo:keep-with-next="always" fo:keep-together="always" fo:margin-top="0.0277in" fo:margin-bottom="0in"/>
      <style:text-properties style:font-name="Calibri Light" style:font-name-asian="F" style:font-name-complex="Calibri Light" fo:font-style="italic" style:font-style-asian="italic" style:font-style-complex="italic" fo:color="#1F4D78" fo:hyphenate="false"/>
    </style:style>
    <style:style style:name="Nagłówek8" style:display-name="Nagłówek 8" style:family="paragraph" style:parent-style-name="Standard" style:default-outline-level="8">
      <style:paragraph-properties fo:keep-with-next="always" fo:keep-together="always" fo:border="0.0138in solid #00000A" fo:padding-top="0.0138in" fo:padding-left="0.0555in" fo:padding-bottom="0.0138in" fo:padding-right="0.0555in" style:shadow="none" fo:margin-top="0in" fo:margin-bottom="0in" fo:line-height="100%" fo:background-color="#2E74B5"/>
      <style:text-properties style:font-name="Bookman Old Style" style:font-name-asian="F" style:font-name-complex="Bookman Old Style" fo:color="#BDD6EE" fo:font-size="10pt" style:font-size-asian="10pt" style:font-size-complex="10.5pt" fo:hyphenate="false"/>
    </style:style>
    <style:style style:name="Nagłówek9" style:display-name="Nagłówek 9" style:family="paragraph" style:parent-style-name="Standard" style:default-outline-level="9">
      <style:paragraph-properties fo:keep-with-next="always" fo:keep-together="always" fo:border="0.0138in solid #00000A" fo:padding-top="0.0138in" fo:padding-left="0.0555in" fo:padding-bottom="0.0138in" fo:padding-right="0.0555in" style:shadow="none" fo:margin-top="0.0833in" fo:margin-bottom="0.0833in" fo:line-height="100%" fo:background-color="#2F5496"/>
      <style:text-properties style:font-name="Bookman Old Style" style:font-name-asian="F" style:font-name-complex="Bookman Old Style" style:font-style-complex="italic" fo:color="#FFFFFF" fo:font-size="10pt" style:font-size-asian="10pt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text-align="start" fo:margin-top="0.1666in" fo:margin-bottom="0.1111in"/>
      <style:text-properties fo:color="#00000A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Bezodstępów" style:display-name="Bez odstępów" style:family="paragraph">
      <style:paragraph-properties fo:widows="2" fo:orphans="2" fo:text-align="start" fo:line-height="100%"/>
      <style:text-properties fo:color="#00000A" fo:hyphenate="false"/>
    </style:style>
    <style:style style:name="Stopka" style:display-name="Stopka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przypisudolnego" style:display-name="Tekst przypisu dolnego" style:family="paragraph" style:parent-style-name="Standard" style:auto-update="true">
      <style:paragraph-properties fo:margin-top="0in" fo:margin-bottom="0in" fo:line-height="100%" fo:margin-left="0.0986in" fo:text-indent="-0.0986in">
        <style:tab-stops>
          <style:tab-stop style:type="left" style:position="0in"/>
          <style:tab-stop style:type="left" style:position="0.0986in"/>
        </style:tab-stops>
      </style:paragraph-properties>
      <style:text-properties style:font-name-complex="Calibri" fo:font-size="9pt" style:font-size-asian="9pt" style:font-size-complex="9pt" fo:hyphenate="false"/>
    </style:style>
    <style:style style:name="Default" style:display-name="Default" style:family="paragraph">
      <style:paragraph-properties fo:widows="2" fo:orphans="2" fo:text-align="start" fo:margin-top="0.1666in" fo:line-height="100%"/>
      <style:text-properties style:font-name="EUAlbertina" style:font-name-asian="EUAlbertina" style:font-name-complex="EUAlbertina" fo:color="#000000" fo:font-size="12pt" style:font-size-asian="12pt" style:font-size-complex="12pt" fo:hyphenate="false"/>
    </style:style>
    <style:style style:name="CM1" style:display-name="CM1" style:family="paragraph" style:parent-style-name="Default" style:next-style-name="Default">
      <style:text-properties style:font-name-complex="F" fo:color="#00000A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kstkomentarza" style:display-name="Tekst komentarza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kapitzlistą2" style:display-name="Akapit z listą2" style:family="paragraph" style:parent-style-name="Standard">
      <style:paragraph-properties fo:margin-top="0in" fo:margin-bottom="0.1388in" fo:line-height="115%" fo:margin-left="0.5in">
        <style:tab-stops/>
      </style:paragraph-properties>
      <style:text-properties style:font-name-asian="Times New Roman" style:font-name-complex="Times New Roman" style:font-size-complex="10pt" style:language-asian="pl" style:country-asian="PL" fo:hyphenate="false"/>
    </style:style>
    <style:style style:name="Tekstdymka" style:display-name="Tekst dymka" style:family="paragraph" style:parent-style-name="Standard">
      <style:paragraph-properties fo:margin-top="0in"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matkomentarza" style:display-name="Temat komentarza" style:family="paragraph" style:parent-style-name="Tekstkomentarza"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Nagłówek1" style:default-outline-level="1">
      <style:text-properties fo:hyphenate="false"/>
    </style:style>
    <style:style style:name="Contents1" style:display-name="Contents 1" style:family="paragraph" style:parent-style-name="Standard" style:auto-update="true">
      <style:paragraph-properties fo:margin-top="0in" fo:margin-bottom="0.0694in"/>
      <style:text-properties style:font-name="Bookman Old Style" style:font-name-asian="Bookman Old Style" style:font-name-complex="Bookman Old Style" fo:font-size="10pt" style:font-size-asian="10pt" fo:hyphenate="false"/>
    </style:style>
    <style:style style:name="Contents2" style:display-name="Contents 2" style:family="paragraph" style:parent-style-name="Standard" style:auto-update="true">
      <style:paragraph-properties fo:margin-top="0in" fo:margin-bottom="0.0694in" fo:margin-left="0.1527in">
        <style:tab-stops/>
      </style:paragraph-properties>
      <style:text-properties style:font-name="Bookman Old Style" style:font-name-asian="Bookman Old Style" style:font-name-complex="Bookman Old Style" fo:font-size="10pt" style:font-size-asian="10pt" fo:hyphenate="false"/>
    </style:style>
    <style:style style:name="Contents3" style:display-name="Contents 3" style:family="paragraph" style:parent-style-name="Standard" style:auto-update="true">
      <style:paragraph-properties fo:margin-top="0in" fo:margin-bottom="0.0694in" fo:margin-left="0.3055in">
        <style:tab-stops/>
      </style:paragraph-properties>
      <style:text-properties style:font-name="Bookman Old Style" style:font-name-asian="Bookman Old Style" style:font-name-complex="Bookman Old Style" fo:font-size="10pt" style:font-size-asian="10pt" fo:hyphenate="false"/>
    </style:style>
    <style:style style:name="Contents4" style:display-name="Contents 4" style:family="paragraph" style:parent-style-name="Standard" style:auto-update="true">
      <style:paragraph-properties fo:margin-top="0in" fo:margin-bottom="0.0694in" fo:margin-left="0.4583in">
        <style:tab-stops/>
      </style:paragraph-properties>
      <style:text-properties fo:hyphenate="false"/>
    </style:style>
    <style:style style:name="Akapitzlistą1" style:display-name="Akapit z listą1" style:family="paragraph" style:parent-style-name="Standard">
      <style:paragraph-properties fo:margin-left="0.5in">
        <style:tab-stops/>
      </style:paragraph-properties>
      <style:text-properties style:font-name-asian="Times New Roman" style:font-name-complex="Times New Roman" fo:hyphenate="false"/>
    </style:style>
    <style:style style:name="NormalnyWeb" style:display-name="Normalny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Contents5" style:display-name="Contents 5" style:family="paragraph" style:parent-style-name="Standard" style:auto-update="true">
      <style:paragraph-properties fo:margin-top="0in" fo:margin-bottom="0.0694in" fo:margin-left="0.6111in">
        <style:tab-stops/>
      </style:paragraph-properties>
      <style:text-properties style:font-name-asian="F" style:language-asian="pl" style:country-asian="PL" fo:hyphenate="false"/>
    </style:style>
    <style:style style:name="Contents6" style:display-name="Contents 6" style:family="paragraph" style:parent-style-name="Standard" style:auto-update="true">
      <style:paragraph-properties fo:margin-top="0in" fo:margin-bottom="0.0694in" fo:margin-left="0.7638in">
        <style:tab-stops/>
      </style:paragraph-properties>
      <style:text-properties style:font-name-asian="F" style:language-asian="pl" style:country-asian="PL" fo:hyphenate="false"/>
    </style:style>
    <style:style style:name="Contents7" style:display-name="Contents 7" style:family="paragraph" style:parent-style-name="Standard" style:auto-update="true">
      <style:paragraph-properties fo:margin-top="0in" fo:margin-bottom="0.0694in" fo:margin-left="0.9166in">
        <style:tab-stops/>
      </style:paragraph-properties>
      <style:text-properties style:font-name-asian="F" style:language-asian="pl" style:country-asian="PL" fo:hyphenate="false"/>
    </style:style>
    <style:style style:name="Contents8" style:display-name="Contents 8" style:family="paragraph" style:parent-style-name="Standard" style:auto-update="true">
      <style:paragraph-properties fo:margin-top="0in" fo:margin-bottom="0.0694in" fo:margin-left="1.0694in">
        <style:tab-stops/>
      </style:paragraph-properties>
      <style:text-properties style:font-name-asian="F" style:language-asian="pl" style:country-asian="PL" fo:hyphenate="false"/>
    </style:style>
    <style:style style:name="Contents9" style:display-name="Contents 9" style:family="paragraph" style:parent-style-name="Standard" style:auto-update="true">
      <style:paragraph-properties fo:margin-top="0in" fo:margin-bottom="0.0694in" fo:margin-left="1.2222in">
        <style:tab-stops/>
      </style:paragraph-properties>
      <style:text-properties style:font-name-asian="F" style:language-asian="pl" style:country-asian="PL" fo:hyphenate="false"/>
    </style:style>
    <style:style style:name="Tekstpodstawowy1" style:display-name="Tekst podstawowy1" style:family="paragraph" style:parent-style-name="Standard">
      <style:paragraph-properties fo:widows="0" fo:orphans="0" fo:margin-top="0.5416in" fo:margin-bottom="0.2083in" fo:line-height="0.1701in" fo:text-indent="-0.2361in" fo:background-color="#FFFFFF"/>
      <style:text-properties style:font-name="Arial Unicode MS" style:font-name-asian="Arial Unicode MS" style:font-name-complex="Arial Unicode MS" fo:font-size="8.5pt" style:font-size-asian="8.5pt" style:font-size-complex="8.5pt" fo:hyphenate="false"/>
    </style:style>
    <style:style style:name="Tekstprzypisukońcowego" style:display-name="Tekst przypisu końcowego" style:family="paragraph" style:parent-style-name="Standard">
      <style:paragraph-properties fo:margin-top="0in" fo:margin-bottom="0in" fo:line-height="100%"/>
      <style:text-properties fo:font-size="10pt" style:font-size-asian="10pt" style:font-size-complex="10pt" fo:hyphenate="false"/>
    </style:style>
    <style:style style:name="Text" style:display-name="Text" style:family="paragraph" style:parent-style-name="Standard">
      <style:paragraph-properties fo:margin-top="0in" fo:margin-bottom="0.1666in" fo:line-height="100%" fo:text-indent="1in"/>
      <style:text-properties style:font-name="Times New Roman" style:font-name-asian="Times New Roman" style:font-name-complex="Times New Roman" fo:font-size="12pt" style:font-size-asian="12pt" style:font-size-complex="10pt" fo:language="en" fo:country="US" style:language-asian="ar" style:country-asian="SA" fo:hyphenate="false"/>
    </style:style>
    <style:style style:name="Cytat" style:display-name="Cytat" style:family="paragraph" style:parent-style-name="Standard">
      <style:paragraph-properties fo:text-align="center" fo:margin-top="0.1388in" fo:margin-bottom="0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Bookman Old Style" style:font-name-asian="Times New Roman" style:font-name-complex="F" fo:color="#FFFFFF" fo:font-size="12pt" style:font-size-asian="12pt" style:font-size-complex="12pt" fo:background-color="#2F5496" style:language-asian="pl" style:country-asian="PL"/>
    </style:style>
    <style:style style:name="Nagłówek2Znak" style:display-name="Nagłówek 2 Znak" style:family="text" style:parent-style-name="Domyślnaczcionkaakapitu">
      <style:text-properties style:font-name="Bookman Old Style" style:font-name-asian="F" style:font-name-complex="F" fo:font-size="12pt" style:font-size-asian="12pt" style:font-size-complex="13pt" fo:background-color="#2E74B5"/>
    </style:style>
    <style:style style:name="Nagłówek3Znak" style:display-name="Nagłówek 3 Znak" style:family="text" style:parent-style-name="Domyślnaczcionkaakapitu">
      <style:text-properties style:font-name="Bookman Old Style" style:font-name-asian="F" style:font-name-complex="F" style:font-size-complex="12pt" fo:background-color="#9CC2E5"/>
    </style:style>
    <style:style style:name="Nagłówek4Znak" style:display-name="Nagłówek 4 Znak" style:family="text" style:parent-style-name="Domyślnaczcionkaakapitu">
      <style:text-properties style:font-name="Bookman Old Style" style:font-name-asian="Times New Roman" style:font-name-complex="F" fo:font-style="italic" style:font-style-asian="italic" style:font-style-complex="italic" fo:background-color="#DEEAF6" style:language-asian="pl" style:country-asian="PL"/>
    </style:style>
    <style:style style:name="Nagłówek5Znak" style:display-name="Nagłówek 5 Znak" style:family="text" style:parent-style-name="Domyślnaczcionkaakapitu">
      <style:text-properties style:font-name="Bookman Old Style" style:font-name-asian="F" style:font-name-complex="F" fo:font-style="italic" style:font-style-asian="italic" fo:color="#2E74B5" fo:background-color="#DEEAF6"/>
    </style:style>
    <style:style style:name="Nagłówek6Znak" style:display-name="Nagłówek 6 Znak" style:family="text" style:parent-style-name="Domyślnaczcionkaakapitu">
      <style:text-properties style:font-name="Calibri Light" style:font-name-asian="F" style:font-name-complex="F" fo:color="#1F4D78"/>
    </style:style>
    <style:style style:name="Nagłówek7Znak" style:display-name="Nagłówek 7 Znak" style:family="text" style:parent-style-name="Domyślnaczcionkaakapitu">
      <style:text-properties style:font-name="Calibri Light" style:font-name-asian="F" style:font-name-complex="F" fo:font-style="italic" style:font-style-asian="italic" style:font-style-complex="italic" fo:color="#1F4D78"/>
    </style:style>
    <style:style style:name="Nagłówek8Znak" style:display-name="Nagłówek 8 Znak" style:family="text" style:parent-style-name="Domyślnaczcionkaakapitu">
      <style:text-properties style:font-name="Bookman Old Style" style:font-name-asian="F" style:font-name-complex="F" fo:color="#BDD6EE" fo:font-size="10pt" style:font-size-asian="10pt" style:font-size-complex="10.5pt" fo:background-color="#2E74B5"/>
    </style:style>
    <style:style style:name="Nagłówek9Znak" style:display-name="Nagłówek 9 Znak" style:family="text" style:parent-style-name="Domyślnaczcionkaakapitu">
      <style:text-properties style:font-name="Bookman Old Style" style:font-name-asian="F" style:font-name-complex="F" style:font-style-complex="italic" fo:color="#FFFFFF" fo:font-size="10pt" style:font-size-asian="10pt" style:font-size-complex="10.5pt" fo:background-color="#2F5496"/>
    </style:style>
    <style:style style:name="StopkaZnak" style:display-name="Stopka Znak" style:family="text" style:parent-style-name="Domyślnaczcionkaakapitu"/>
    <style:style style:name="TekstprzypisudolnegoZnak" style:display-name="Tekst przypisu dolnego Znak" style:family="text" style:parent-style-name="Domyślnaczcionkaakapitu">
      <style:text-properties style:font-name-complex="Calibri" fo:font-size="9pt" style:font-size-asian="9pt" style:font-size-complex="9pt"/>
    </style:style>
    <style:style style:name="Odwołanieprzypisudolnego" style:display-name="Odwołanie przypisu dolnego" style:family="text" style:parent-style-name="Domyślnaczcionkaakapitu">
      <style:text-properties style:text-position="super 63.6%"/>
    </style:style>
    <style:style style:name="AkapitzlistąZnak" style:display-name="Akapit z listą Znak" style:family="text"/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10pt"/>
    </style:style>
    <style:style style:name="Internetlink" style:display-name="Internet link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Char2" style:display-name="List Paragraph Char2" style:family="text">
      <style:text-properties style:font-name="Calibri" style:font-name-asian="Times New Roman" style:font-name-complex="Times New Roman" style:font-size-complex="10pt" style:language-asian="pl" style:country-asian="PL"/>
    </style:style>
    <style:style style:name="TekstdymkaZnak" style:display-name="Tekst dymka Znak" style:family="text" style:parent-style-name="Domyślnaczcionkaakapitu">
      <style:text-properties style:font-name="Segoe UI" style:font-name-asian="Segoe UI" style:font-name-complex="Segoe UI" fo:font-size="9pt" style:font-size-asian="9pt" style:font-size-complex="9pt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10pt"/>
    </style:style>
    <style:style style:name="NagłówekZnak" style:display-name="Nagłówek Znak" style:family="text" style:parent-style-name="Domyślnaczcionkaakapitu"/>
    <style:style style:name="Headerorfooter" style:display-name="Header or footer" style:family="text">
      <style:text-properties style:font-name="Calibri" style:font-name-asian="Calibri" style:font-name-complex="Calibri" fo:color="#000000" fo:letter-spacing="normal" style:text-scale="100%" fo:font-size="10pt" style:font-size-asian="10pt" style:text-underline-type="none" style:text-underline-color="font-color" fo:language="pl" fo:country="PL"/>
    </style:style>
    <style:style style:name="Pogrubienie" style:display-name="Pogrubienie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highlight" style:display-name="highlight" style:family="text" style:parent-style-name="Domyślnaczcionkaakapitu"/>
    <style:style style:name="Tekstzastępczy" style:display-name="Tekst zastępczy" style:family="text" style:parent-style-name="Domyślnaczcionkaakapitu">
      <style:text-properties fo:color="#808080"/>
    </style:style>
    <style:style style:name="BodytextItalic" style:display-name="Body text + Italic" style:family="text" style:parent-style-name="Domyślnaczcionkaakapitu">
      <style:text-properties style:font-name="Arial Unicode MS" style:font-name-asian="Arial Unicode MS" style:font-name-complex="Arial Unicode MS" fo:font-style="italic" style:font-style-asian="italic" style:font-style-complex="italic" fo:color="#000000" fo:letter-spacing="normal" style:text-scale="100%" fo:font-size="8.5pt" style:font-size-asian="8.5pt" style:font-size-complex="8.5pt" fo:background-color="#FFFFFF" fo:language="pl" fo:country="PL"/>
    </style:style>
    <style:style style:name="Bodytext_" style:display-name="Body text_" style:family="text" style:parent-style-name="Domyślnaczcionkaakapitu">
      <style:text-properties style:font-name="Arial Unicode MS" style:font-name-asian="Arial Unicode MS" style:font-name-complex="Arial Unicode MS" fo:font-size="8.5pt" style:font-size-asian="8.5pt" style:font-size-complex="8.5pt" fo:background-color="#FFFFFF"/>
    </style:style>
    <style:style style:name="BodytextCandara8ptBoldSpacing0pt" style:display-name="Body text + Candara;8 pt;Bold;Spacing 0 pt" style:family="text" style:parent-style-name="Bodytext_">
      <style:text-properties style:font-name="Candara" style:font-name-asian="Candara" style:font-name-complex="Candara" fo:color="#000000" fo:letter-spacing="0.0069in" style:text-scale="100%" fo:font-size="8pt" style:font-size-asian="8pt" style:font-size-complex="8pt" fo:background-color="#FFFFFF" fo:language="pl" fo:country="PL"/>
    </style:style>
    <style:style style:name="BodytextCandara" style:display-name="Body text + Candara" style:family="text" style:parent-style-name="Bodytext_">
      <style:text-properties style:font-name="Candara" style:font-name-asian="Candara" style:font-name-complex="Candara" fo:font-style="normal" style:font-style-asian="normal" style:font-style-complex="normal" fo:text-transform="none" fo:font-variant="normal" fo:color="#000000" fo:letter-spacing="normal" style:text-scale="100%" fo:font-size="8.5pt" style:font-size-asian="8.5pt" style:font-size-complex="8.5pt" fo:background-color="#FFFFFF"/>
    </style:style>
    <style:style style:name="Footnoteanchor" style:display-name="Footnote anchor" style:family="text">
      <style:text-properties style:text-position="super 63.6%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style:style style:name="gwpeab332d7_gmail-m_-8116871198260317903size" style:display-name="gwpeab332d7_gmail-m_-8116871198260317903size" style:family="text" style:parent-style-name="Domyślnaczcionkaakapitu"/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Times New Roman" fo:font-style="normal" style:font-style-asian="normal"/>
    </style:style>
    <style:style style:name="FootnoteSymbol" style:display-name="Footnote Symbol" style:family="text"/>
    <style:style style:name="EndnoteSymbol" style:display-name="Endnote Symbol" style:family="text"/>
    <style:style style:name="Poprawka" style:display-name="Poprawka" style:family="paragraph">
      <style:paragraph-properties fo:widows="2" fo:orphans="2" fo:text-align="start" style:vertical-align="auto" fo:line-height="100%"/>
      <style:text-properties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0.5909in" fo:margin-bottom="0.4486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041in"/>
      </style:header-style>
      <style:footer-style>
        <style:header-footer-properties style:dynamic-spacing="true" fo:min-height="0.2416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3.1493in"/>
          <style:tab-stop style:type="right" style:position="6.2986in"/>
        </style:tab-stops>
      </style:paragraph-properties>
    </style:style>
    <style:style style:name="T3" style:parent-style-name="Domyślnaczcionkaakapitu" style:family="text">
      <style:text-properties style:language-asian="pl" style:country-asian="PL"/>
    </style:style>
    <style:style style:name="P4" style:parent-style-name="Stopk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Obraz 33" text:anchor-type="as-char" svg:x="0in" svg:y="0in" svg:width="5.91653in" svg:height="0.74173in" style:rel-width="scale" style:rel-height="scale"><draw:image xlink:href="media/image1.png" xlink:type="simple" xlink:show="embed" xlink:actuate="onLoad"/><svg:title/><svg:desc>W pierwszej części obraz zawierający: z lewej strony znak Funduszy Europejskich złożony z symbolu graficznego, nazwy Fundusze Europejskie oraz nazwy Program Regionalny, w środkowej części herb Województwa Kujawsko-Pomorskiego, nazwa Województwo Kujawsko-Pomorskie oraz logo złożone z symbolu graficznego i napisu LGD Chełmno, z prawej strony znak Unii Europejskiej składający się z flagi UE, napisu Unia Europejska i nazwy funduszu, tzn. Europejski Fundusz Społeczny. </svg:desc></draw:frame></text:span></text:p>
      </style:header>
      <style:footer>
        <text:p text:style-name="P4"/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nna Gobinet</meta:initial-creator>
    <dc:creator>Małgorzata Dembińska</dc:creator>
    <meta:creation-date>2022-10-26T11:35:00Z</meta:creation-date>
    <dc:date>2022-10-26T11:35:00Z</dc:date>
    <meta:print-date>2022-04-03T19:59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57" meta:character-count="401" meta:row-count="2" meta:non-whitespace-character-count="345"/>
  </office:meta>
</office:document-meta>
</file>